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, Arial" style:font-family-generic="swiss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701in"/>
    </style:style>
    <style:style style:name="co3" style:family="table-column">
      <style:table-column-properties fo:break-before="auto" style:column-width="3.135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4.0791in" fo:break-before="auto" style:use-optimal-row-height="true"/>
    </style:style>
    <style:style style:name="ro10" style:family="table-row">
      <style:table-row-properties style:row-height="4.0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808080" fo:border-left="0.0138in solid #808080" fo:border-right="none" fo:border-top="none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zxx" style:country-asian="none" style:font-style-asian="normal" style:font-weight-asian="normal" style:font-name-complex="Bitstream Vera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138in solid #808080" fo:border-left="0.0138in solid #808080" fo:border-right="0.0138in solid #808080" fo:border-top="none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zxx" style:country-asian="none" style:font-style-asian="normal" style:font-weight-asian="normal" style:font-name-complex="Bitstream Vera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138in solid #808080" fo:border-left="0.0138in solid #808080" fo:border-right="0.0138in solid #808080" fo:border-top="none"/>
      <style:text-properties style:text-outline="false" style:text-line-through-style="none" style:font-name="Bitstream Vera Sans" fo:text-shadow="none" style:text-underline-style="none" style:text-underline-mode="continuous" style:text-line-through-mode="continuous" style:font-name-asian="Bitstream Vera Sans" style:font-size-asian="6.80000019073486pt" style:font-style-asian="normal" style:font-weight-asian="normal" style:font-name-complex="Bitstream Vera Sans" style:font-size-complex="5.69999980926514pt" style:language-complex="en" style:country-complex="US" style:font-style-complex="normal" style:text-emphasize="none" style:font-relief="none"/>
    </style:style>
    <style:style style:name="ce4" style:family="table-cell" style:parent-style-name="Default">
      <style:table-cell-properties fo:border-bottom="0.0138in solid #808080" fo:border-left="0.0138in solid #808080" fo:border-right="0.0138in solid #808080" fo:border-top="none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/>
    </style:style>
    <style:style style:name="ce5" style:family="table-cell" style:parent-style-name="Default">
      <style:table-cell-properties fo:border-bottom="0.0138in solid #808080" fo:border-left="0.0138in solid #808080" fo:border-right="0.0138in solid #808080" fo:border-top="none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style:text-underline-mode="continuous" style:text-line-through-mode="continuous" style:font-name-asian="Bitstream Vera Sans" style:font-size-asian="6.80000019073486pt" style:language-asian="zxx" style:country-asian="none" style:font-style-asian="normal" style:font-weight-asian="normal" style:font-name-complex="Bitstream Vera Sans" style:font-size-complex="5.65000009536743pt" style:language-complex="en" style:country-complex="US" style:font-style-complex="normal" style:text-emphasize="none" style:font-relief="none"/>
    </style:style>
    <style:style style:name="T1" style:family="text">
      <style:text-properties style:use-window-font-color="true" style:font-name="Bitstream Vera Sans" fo:font-size="10pt" fo:language="en" fo:country="US" fo:font-style="normal" fo:font-weight="bold" style:font-name-asian="Bitstream Vera Sans" style:language-asian="zxx" style:country-asian="none" style:font-name-complex="Bitstream Vera Sans" style:font-size-complex="5.69999980926514pt" style:font-weight-complex="bold"/>
    </style:style>
    <style:style style:name="T2" style:family="text">
      <style:text-properties style:use-window-font-color="true" style:font-name="Bitstream Vera Sans" fo:font-size="10pt" fo:language="en" fo:country="US" fo:font-style="normal" fo:font-weight="normal" style:font-name-asian="Bitstream Vera Sans" style:language-asian="zxx" style:country-asian="none" style:font-name-complex="Bitstream Vera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office:value-type="float" office:value="501">
            <text:p>501</text:p>
          </table:table-cell>
          <table:table-cell table:formula="oooc:=1eq" office:value-type="string" office:string-value="#NAME?">
            <text:p>#NAME?</text:p>
          </table:table-cell>
          <table:table-cell office:value-type="string">
            <text:p>Invalid name</text:p>
          </table:table-cell>
          <table:table-cell office:value-type="string">
            <text:p>Character in a formula is not valid, for example, "=1Eq" instead of "=1E2".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formula="oooc:=SQRT(-144)" office:value-type="float" office:value="0">
            <text:p>Err:502</text:p>
          </table:table-cell>
          <table:table-cell office:value-type="string">
            <text:p>Invalid argument</text:p>
          </table:table-cell>
          <table:table-cell office:value-type="string">
            <text:p>Function argument is not valid, for example, a negative number for the root function.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table:formula="oooc:=NA()" office:value-type="float" office:value="0">
            <text:p>#N/A</text:p>
          </table:table-cell>
          <table:table-cell office:value-type="string">
            <text:p>Value not available</text:p>
          </table:table-cell>
          <table:table-cell office:value-type="string">
            <text:p>Division by 0, or another calculation that results in an overflow of the defined value range.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table:formula="oooc:=COUNTBLANK(12)" office:value-type="float" office:value="0">
            <text:p>Err:504</text:p>
          </table:table-cell>
          <table:table-cell office:value-type="string">
            <text:p>Error in parameter list</text:p>
          </table:table-cell>
          <table:table-cell office:value-type="string">
            <text:p>Function parameter is not valid, for example, text instead of a number, or a domain reference instead of cell reference.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formula="oooc:=SQRT(PI()))" office:value-type="string" office:string-value="Err:508">
            <text:p>Err:508</text:p>
          </table:table-cell>
          <table:table-cell office:value-type="string">
            <text:p>Error: in bracketing</text:p>
          </table:table-cell>
          <table:table-cell office:value-type="string">
            <text:p>Missing bracket, for example, closing brackets, but no opening brackets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formula="oooc:=2(3+4)" office:value-type="string" office:string-value="Err:509">
            <text:p>Err:509</text:p>
          </table:table-cell>
          <table:table-cell office:value-type="string">
            <text:p>Missing operator</text:p>
          </table:table-cell>
          <table:table-cell office:value-type="string">
            <text:p>Operator is missing, for example, "=2(3+4) * ", where the operator between "2" and "(" is missing.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formula="oooc:=1+*2" office:value-type="string" office:string-value="Err:510">
            <text:p>Err:510</text:p>
          </table:table-cell>
          <table:table-cell office:value-type="string">
            <text:p>Missing variable</text:p>
          </table:table-cell>
          <table:table-cell office:value-type="string">
            <text:p>Variable is missing, for example when two operators are together "=1+*2".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ooc:=OR()" office:value-type="boolean" office:boolean-value="false">
            <text:p>Err:511</text:p>
          </table:table-cell>
          <table:table-cell office:value-type="string">
            <text:p>Missing variable</text:p>
          </table:table-cell>
          <table:table-cell office:value-type="string">
            <text:p>Function requires more variables than are provided, for example, AND() and OR().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table:formula="oooc:={1;2|4;5;6}" office:value-type="string" office:string-value="Err:512">
            <text:p>Err:512</text:p>
          </table:table-cell>
          <table:table-cell office:value-type="string">
            <text:p>Formula overflow</text:p>
          </table:table-cell>
          <table:table-cell table:style-name="ce3" office:value-type="string">
            <text:p><text:span text:style-name="T1">Compiler:</text:span><text:span text:style-name="T2"> the total number of internal </text:span><text:span text:style-name="T2">tokens, (that is, operators, variables, </text:span><text:span text:style-name="T2">brackets) in the formula exceeds 512. </text:span><text:span text:style-name="T1">Interpreter:</text:span><text:span text:style-name="T2"> the total number of </text:span><text:span text:style-name="T2">matrices that the formula creates </text:span><text:span text:style-name="T2">exceeds 150. This includes basic </text:span><text:span text:style-name="T2">functions that receive too large an array </text:span><text:span text:style-name="T2">as a parameter (max. 0xFFFE, for </text:span><text:span text:style-name="T2">example, 65534 bytes).</text:span></text:p>
          </table:table-cell>
        </table:table-row>
        <table:table-row table:style-name="ro4">
          <table:table-cell office:value-type="float" office:value="513">
            <text:p>513</text:p>
          </table:table-cell>
          <table:table-cell table:formula="oooc:=[Sheet2.A1]&amp;#REF!10" office:value-type="string" office:string-value="#NAME?">
            <text:p>#NAME?</text:p>
          </table:table-cell>
          <table:table-cell office:value-type="string">
            <text:p>String overflow</text:p>
          </table:table-cell>
          <table:table-cell table:style-name="ce3" office:value-type="string">
            <text:p><text:span text:style-name="T1">Compiler:</text:span><text:span text:style-name="T2"> an identifier in the formula </text:span><text:span text:style-name="T2">exceeds 64 KB in size. </text:span><text:span text:style-name="T1">Interpreter:</text:span><text:span text:style-name="T2"> a </text:span><text:span text:style-name="T2">result of a string operation exceeds 64 KB </text:span><text:span text:style-name="T2">in size.</text:span>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table:formula="oooc:=AND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ROUNDDOWN()))))))))))))))))))))))))))))))))))))))))))" office:value-type="string" office:string-value="Err:514">
            <text:p>Err:514</text:p>
          </table:table-cell>
          <table:table-cell office:value-type="string">
            <text:p>Internal overflow</text:p>
          </table:table-cell>
          <table:table-cell office:value-type="string">
            <text:p>Sort operation attempted on too much numerical data (max. 100000) or a calculation stack overflow.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ooc:=NA()" office:value-type="float" office:value="0">
            <text:p>#N/A</text:p>
          </table:table-cell>
          <table:table-cell office:value-type="string">
            <text:p>Internal syntax error</text:p>
          </table:table-cell>
          <table:table-cell office:value-type="string">
            <text:p>Matrix is expected on the calculation stack, but is not available.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table:formula="oooc:=NA()" office:value-type="float" office:value="0">
            <text:p>#N/A</text:p>
          </table:table-cell>
          <table:table-cell office:value-type="string">
            <text:p>Internal syntax error</text:p>
          </table:table-cell>
          <table:table-cell office:value-type="string">
            <text:p>Unknown code, for example, a document with a newer function is loaded in an older version that does not contain the function.</text:p>
          </table:table-cell>
        </table:table-row>
        <table:table-row table:style-name="ro5">
          <table:table-cell office:value-type="float" office:value="518">
            <text:p>518</text:p>
          </table:table-cell>
          <table:table-cell table:formula="oooc:=NA()" office:value-type="float" office:value="0">
            <text:p>#N/A</text:p>
          </table:table-cell>
          <table:table-cell office:value-type="string">
            <text:p>Internal syntax error</text:p>
          </table:table-cell>
          <table:table-cell office:value-type="string">
            <text:p>Variable is not available</text:p>
          </table:table-cell>
        </table:table-row>
        <table:table-row table:style-name="ro4">
          <table:table-cell office:value-type="float" office:value="519">
            <text:p>519</text:p>
          </table:table-cell>
          <table:table-cell table:formula="oooc:=AND(&quot;test&quot;)" office:value-type="boolean" office:boolean-value="false">
            <text:p>#VALUE!</text:p>
          </table:table-cell>
          <table:table-cell office:value-type="string">
            <text:p>No result (#VALUE is in the cell rather than Err:519!)</text:p>
          </table:table-cell>
          <table:table-cell office:value-type="string">
            <text:p>Formula yields a value that does not corresponds to the definition, or a cell that is referenced in the formula contains text instead of a number.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ooc:=NA()" office:value-type="float" office:value="0">
            <text:p>#N/A</text:p>
          </table:table-cell>
          <table:table-cell office:value-type="string">
            <text:p>Internal syntax error</text:p>
          </table:table-cell>
          <table:table-cell office:value-type="string">
            <text:p>Compiler creates an unknown compiler code.</text:p>
          </table:table-cell>
        </table:table-row>
        <table:table-row table:style-name="ro5">
          <table:table-cell office:value-type="float" office:value="521">
            <text:p>521</text:p>
          </table:table-cell>
          <table:table-cell table:formula="oooc:=NA()" office:value-type="float" office:value="0">
            <text:p>#N/A</text:p>
          </table:table-cell>
          <table:table-cell office:value-type="string">
            <text:p>Internal syntax error</text:p>
          </table:table-cell>
          <table:table-cell office:value-type="string">
            <text:p>No result.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formula="oooc:=[.B18]" office:value-type="float" office:value="0">
            <text:p>Err:522</text:p>
          </table:table-cell>
          <table:table-cell office:value-type="string">
            <text:p>Circular reference</text:p>
          </table:table-cell>
          <table:table-cell table:style-name="ce4" office:value-type="string">
            <text:p>Formula refers directly or indirectly to itself and the <text:span text:style-name="T1">Iterations</text:span> option is not set under Tools - Options - StarOffice Calc - Calculate.</text:p>
          </table:table-cell>
        </table:table-row>
        <table:table-row table:style-name="ro6">
          <table:table-cell office:value-type="float" office:value="523">
            <text:p>523</text:p>
          </table:table-cell>
          <table:table-cell/>
          <table:table-cell office:value-type="string">
            <text:p>The calculation procedure does not converge</text:p>
          </table:table-cell>
          <table:table-cell table:style-name="Default" office:value-type="string">
            <text:p>Function missed a targeted value, or iterative references do not reach the minimum change within the maximum steps that are set.</text:p>
            <text:p/>
            <text:p>Switch on circular references and use a function no converging</text:p>
          </table:table-cell>
        </table:table-row>
        <table:table-row table:style-name="ro4">
          <table:table-cell office:value-type="float" office:value="524">
            <text:p>524</text:p>
          </table:table-cell>
          <table:table-cell table:formula="oooc:=#REF!.A2" office:value-type="float" office:value="0">
            <text:p>#NAME?</text:p>
          </table:table-cell>
          <table:table-cell office:value-type="string">
            <text:p>invalid references (instead of Err:524 cell contains #REF)</text:p>
          </table:table-cell>
          <table:table-cell table:style-name="ce3" office:value-type="string">
            <text:p><text:span text:style-name="T1">Compiler:</text:span><text:span text:style-name="T2"> a column or row description </text:span><text:span text:style-name="T2">name could not be resolved. </text:span><text:span text:style-name="T1">Interpreter:</text:span><text:span text:style-name="T2"> in a formula, the column, </text:span><text:span text:style-name="T2">row, or sheet that contains a referenced </text:span><text:span text:style-name="T2">cell is missing.</text:span></text:p>
          </table:table-cell>
        </table:table-row>
        <table:table-row table:style-name="ro7">
          <table:table-cell office:value-type="float" office:value="525">
            <text:p>525</text:p>
          </table:table-cell>
          <table:table-cell table:formula="oooc:=wurzel()" office:value-type="string" office:string-value="#NAME?">
            <text:p>#NAME?</text:p>
          </table:table-cell>
          <table:table-cell office:value-type="string">
            <text:p>invalid names (instead of Err:525 cell contains #NAME?)</text:p>
          </table:table-cell>
          <table:table-cell office:value-type="string">
            <text:p>An identifier could not be evaluated, for example, no valid reference, no valid domain name, no column/row label, no macro, incorrect decimal divider, add-in not found.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table:formula="oooc:=NA()" office:value-type="float" office:value="0">
            <text:p>#N/A</text:p>
          </table:table-cell>
          <table:table-cell office:value-type="string">
            <text:p>Internal syntax error</text:p>
          </table:table-cell>
          <table:table-cell office:value-type="string">
            <text:p>Obsolete, no longer used, but could come from old documents if the result is a formula from a domain.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formula="oooc:=NA()" office:value-type="float" office:value="0">
            <text:p>#N/A</text:p>
          </table:table-cell>
          <table:table-cell office:value-type="string">
            <text:p>Internal overflow</text:p>
          </table:table-cell>
          <table:table-cell table:style-name="ce5" office:value-type="string">
            <text:p><text:span text:style-name="T1">Interpreter: </text:span><text:span text:style-name="T2">References, such as when a </text:span><text:span text:style-name="T2">cell references a cell, are too </text:span><text:span text:style-name="T2">encapsulated.</text:span></text:p>
          </table:table-cell>
        </table:table-row>
        <table:table-row table:style-name="ro5">
          <table:table-cell table:style-name="Default" office:value-type="float" office:value="532">
            <text:p>532</text:p>
          </table:table-cell>
          <table:table-cell table:formula="oooc:=1/0" office:value-type="float" office:value="0">
            <text:p>#DIV/0!</text:p>
          </table:table-cell>
          <table:table-cell table:style-name="Default" office:value-type="string">
            <text:p>Division by Zero #DIV/0</text:p>
          </table:table-cell>
          <table:table-cell table:style-name="Default"/>
        </table:table-row>
        <table:table-row table:style-name="ro5">
          <table:table-cell table:style-name="Default" office:value-type="float" office:value="533">
            <text:p>533</text:p>
          </table:table-cell>
          <table:table-cell table:formula="oooc:={1;{2;3}}" office:value-type="string" office:string-value="Err:533">
            <text:p>Err:533</text:p>
          </table:table-cell>
          <table:table-cell table:style-name="Default" office:value-type="string">
            <text:p>Nested Arrays are not supported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</text:p>
          </table:table-cell>
        </table:table-row>
        <table:table-row table:style-name="ro10">
          <table:table-cell office:value-type="string">
            <text:p>+1+1+1+1+1+1+1+1+1+1+1+1+1+1+1+1+1+1+1+1+1+1+1+1+1+1+1+1+1+1+1+1+1+1+1+1+1+1+1+1+1+1+1+1+1+1+1+1+1+1+1+1+1+1+1+1+1+1+1+1+1+1+1+1+1+1+1+1+1+1+1+1+1+1+1+1+1+1+1+1+1+1+1+1+1+1+1+1+1+1+1+1+1+1+1+1+1+1+1+1+1+1+1+1+1+1+1+1+1+1+1+1+1+1+1+1+1+1+1+1+1+1+1+1+1+1+1+1"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, Arial" style:font-family-generic="swiss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date-style style:name="N121">
      <number:day number:style="long"/>
      <number:text>/ </number:text>
      <number:month number:textual="true"/>
      <number:text> </number:text>
      <number:year/>
    </number:date-style>
    <number:date-style style:name="N122">
      <number:day number:style="long"/>
      <number:text>/ </number:text>
      <number:month number:textual="true"/>
    </number:date-style>
    <number:date-style style:name="N123">
      <number:month number:textual="true"/>
      <number:text> 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integer-digits="1" number:grouping="true"/>
      <number:text>   </number:text>
    </number:number-style>
    <number:number-style style:name="N128">
      <number:text>-</number:text>
      <number:number number: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  </number:text>
    </number:number-style>
    <number:number-style style:name="N131">
      <number:text>-</number:text>
      <number:number number: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  <number:text>:</number:text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4P0" style:volatile="true">
      <number:number number:decimal-places="3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4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66P0"/>
    </number:number-style>
    <number:percentage-style style:name="N167">
      <number:number number:decimal-places="1" number:min-integer-digits="1"/>
      <number:text>%</number:text>
    </number:percentage-style>
    <number:number-style style:name="N168">
      <number:number number:decimal-places="4" number:min-integer-digits="1"/>
    </number:number-style>
    <number:number-style style:name="N169">
      <number:number number:decimal-places="3" number:min-integer-digits="1"/>
    </number:number-style>
    <number:number-style style:name="N170">
      <number:number number:decimal-places="1" number:min-integer-digits="1"/>
    </number:number-style>
    <number:date-style style:name="N171">
      <number:day number:style="long"/>
      <number:text>-</number:text>
      <number:month number:textual="true"/>
      <number:text>-</number:text>
      <number:year/>
    </number:date-style>
    <number:number-style style:name="N172">
      <number:number number:decimal-places="1" number:min-integer-digits="1" number:grouping="true"/>
    </number:number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number number:decimal-places="6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176P0"/>
    </number:number-style>
    <number:percentage-style style:name="N177P0" style:volatile="true">
      <number:number number:decimal-places="2" number:min-integer-digits="1"/>
      <number:text>%</number:text>
    </number:percentage-style>
    <number:number-style style:name="N177">
      <number:text/>
      <style:map style:condition="value()&gt;=0" style:apply-style-name="N177P0"/>
    </number:number-style>
    <number:number-style style:name="N178P0" style:volatile="true">
      <number:number number:decimal-places="0" number:min-integer-digits="1"/>
    </number:number-style>
    <number:number-style style:name="N178">
      <number:text/>
      <style:map style:condition="value()&gt;=0" style:apply-style-name="N178P0"/>
    </number:number-style>
    <number:date-style style:name="N179">
      <number:day/>
      <number:text>-</number:text>
      <number:month number:textual="true"/>
      <number:text>-</number:text>
      <number:year number:style="long"/>
    </number:date-style>
    <number:number-style style:name="N180P0" style:volatile="true">
      <number:number number:decimal-places="0" number:min-integer-digits="1" number:grouping="true"/>
    </number:number-style>
    <number:number-style style:name="N18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5" number:min-integer-digits="1"/>
    </number:number-style>
    <number:number-style style:name="N182">
      <number:text>$</number:text>
      <number:number number:decimal-places="0" number:min-integer-digits="1" number:grouping="true"/>
    </number:number-style>
    <number:number-style style:name="N183">
      <number:text>$</number:text>
      <number:number number:decimal-places="1" number:min-integer-digits="1" number:grouping="true"/>
    </number:number-style>
    <number:number-style style:name="N184">
      <number:text>$</number:text>
      <number:number number:decimal-places="2" number:min-integer-digits="1" number:grouping="true"/>
    </number:number-style>
    <number:number-style style:name="N185">
      <number:text>$</number:text>
      <number:number number:decimal-places="3" number:min-integer-digits="1" number:grouping="true"/>
    </number:number-style>
    <number:percentage-style style:name="N186">
      <number:number number:decimal-places="3" number:min-integer-digits="1"/>
      <number:text>%</number:text>
    </number:percentage-style>
    <number:percentage-style style:name="N187">
      <number:number number:decimal-places="4" number:min-integer-digits="1"/>
      <number:text>%</number:text>
    </number:percentage-style>
    <number:percentage-style style:name="N188">
      <number:number number:decimal-places="5" number:min-integer-digits="1"/>
      <number:text>%</number:text>
    </number:percentage-style>
    <number:percentage-style style:name="N189">
      <number:number number:decimal-places="6" number:min-integer-digits="1"/>
      <number:text>%</number:text>
    </number:percentage-style>
    <number:number-style style:name="N190">
      <number:number number:decimal-places="3" number:min-integer-digits="1" number:grouping="true"/>
    </number:number-style>
    <number:number-style style:name="N191">
      <number:number number:decimal-places="8" number:min-integer-digits="1"/>
    </number:number-style>
    <number:number-style style:name="N192">
      <number:number number:decimal-places="9" number:min-integer-digits="1"/>
    </number:number-style>
    <number:number-style style:name="N193">
      <number:scientific-number number:decimal-places="5" number:min-integer-digits="1" number:min-exponent-digits="2"/>
    </number:number-style>
    <number:number-style style:name="N194P0" style:volatile="true">
      <number:number number:decimal-places="3" number:min-integer-digits="1" number:grouping="true"/>
    </number:number-style>
    <number:number-style style:name="N194">
      <style:text-properties fo:color="#ff0000"/>
      <number:text>-</number:text>
      <number:number number:decimal-places="3" number:min-integer-digits="1" number:grouping="true"/>
      <style:map style:condition="value()&gt;=0" style:apply-style-name="N194P0"/>
    </number:number-style>
    <number:number-style style:name="N195">
      <number:number number:decimal-places="6" number:min-integer-digits="0"/>
    </number:number-style>
    <number:number-style style:name="N196">
      <number:number number:decimal-places="7" number:min-integer-digits="0"/>
    </number:number-style>
    <number:number-style style:name="N197">
      <number:number number:decimal-places="8" number:min-integer-digits="0"/>
    </number:number-style>
    <number:number-style style:name="N199P0" style:volatile="true">
      <number:number number:decimal-places="7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199P0"/>
    </number:number-style>
    <number:number-style style:name="N201P0" style:volatile="true">
      <number:number number:decimal-places="8" number:min-integer-digits="1" number:grouping="true"/>
      <number:text> </number:text>
    </number:number-style>
    <number:number-style style:name="N201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10" number:min-integer-digits="1"/>
    </number:number-style>
    <number:number-style style:name="N203">
      <number:number number:decimal-places="11" number:min-integer-digits="1"/>
    </number:number-style>
    <number:number-style style:name="N204P0" style:volatile="true">
      <number:number number:decimal-places="8" number:min-integer-digits="1" number:grouping="true"/>
      <number:text> </number:text>
    </number:number-style>
    <number:number-style style:name="N204">
      <number:text>(</number:text>
      <number:number number:decimal-places="8" number:min-integer-digits="1" number:grouping="true"/>
      <number:text>)</number:text>
      <style:map style:condition="value()&gt;=0" style:apply-style-name="N204P0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6">08/16/2007</text:date>, <text:time>10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25$Build-9196</meta:generator>
    <meta:creation-date>2007-08-10T11:59:12</meta:creation-date>
    <dc:date>2007-08-16T10:33:54</dc:date>
    <meta:editing-cycles>9</meta:editing-cycles>
    <meta:editing-duration>PT1H39M0S</meta:editing-duration>
    <meta:user-defined meta:name="Info 1"/>
    <meta:user-defined meta:name="Info 2"/>
    <meta:user-defined meta:name="Info 3"/>
    <meta:user-defined meta:name="Info 4"/>
    <meta:document-statistic meta:table-count="3" meta:cell-count="111"/>
  </office:meta>
</office:document-meta>
</file>